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説明しよ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me to explain.</text:p>
          </table:table-cell>
          <table:table-cell table:number-columns-repeated="1020"/>
        </table:table-row>
        <table:table-row>
          <table:table-cell table:style-name="ce0" office:value-type="string">
            <text:p>男たちは、かわいい女の子が目の前で放尿
するという信じがたい光景を目にしたことに
より、認識している現実と男の心にある何や
かんやが干渉し、その歪みが爆発力となっ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eing the spectacle of a cute girl peeing
right before their eyes, the reality they
perceived conflicted with the contents of
their hearts.</text:p>
          </table:table-cell>
          <table:table-cell table:number-columns-repeated="1020"/>
        </table:table-row>
        <table:table-row>
          <table:table-cell table:style-name="ce0" office:value-type="string">
            <text:p>四散したのである。　そのついでにブロンシュを
覆う氷の壁もアレと何やかんやが干渉し爆発力
が生まれて四散して消えたんじゃない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issonance became explosive power and
scattered to the winds. At the same time,
wouldn't the same fate befall the wall of
ice encasing Blanche?</text:p>
          </table:table-cell>
          <table:table-cell table:number-columns-repeated="1020"/>
        </table:table-row>
        <table:table-row>
          <table:table-cell table:style-name="ce0" office:value-type="string">
            <text:p>え、えへへ・・・なんか色々とごめんね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-Eheheh... oops, sorry!</text:p>
          </table:table-cell>
          <table:table-cell table:number-columns-repeated="1020"/>
        </table:table-row>
        <table:table-row>
          <table:table-cell table:style-name="ce0" office:value-type="string">
            <text:p>みんな、夢だったと思ってくれるかな？
忘れてくれるかな～？</text:p>
          </table:table-cell>
          <table:table-cell table:style-name="ce0"/>
          <table:table-cell table:style-name="ce0"/>
          <table:table-cell table:style-name="ce0" office:value-type="string">
            <text:p>I wonder if everyone will think this was all
just a dream? They'll forget, right~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もうピキピキアイスバリアは封印
しようっと！　えへ！</text:p>
          </table:table-cell>
          <table:table-cell table:style-name="ce0"/>
          <table:table-cell table:style-name="ce0"/>
          <table:table-cell table:style-name="ce0" office:value-type="string">
            <text:p>For the time being, I think I'll keep the
Crunchy-Crunchy Ice Barrier under wraps!
Eheh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1:48:26+02:00</meta:creation-date>
    <dc:date>2020-06-20T11:48:2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